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Text_20_body">
      <style:paragraph-properties fo:margin-left="0in" fo:margin-right="0in" fo:text-indent="0in" style:auto-text-indent="false"/>
      <style:text-properties style:font-name="Bitstream Vera Serif"/>
    </style:style>
    <style:style style:name="P2"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text-indent="0in" style:auto-text-indent="false"/>
      <style:text-properties style:font-name="Bitstream Vera Serif"/>
    </style:style>
    <style:style style:name="P4"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5"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6"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7" style:family="paragraph" style:parent-style-name="Heading_20_3">
      <style:paragraph-properties fo:margin-left="0in" fo:margin-right="0in" fo:text-indent="0in" style:auto-text-indent="false"/>
      <style:text-properties style:font-name="Bitstream Vera Sans"/>
    </style:style>
    <style:style style:name="P8" style:family="paragraph" style:parent-style-name="Standard">
      <style:text-properties fo:font-size="18pt" style:font-size-asian="18pt" style:font-size-complex="18pt"/>
    </style:style>
    <style:style style:name="P9" style:family="paragraph" style:parent-style-name="Standard">
      <style:text-properties fo:font-size="9pt" style:font-size-asian="9pt" style:font-size-complex="9p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font-name="Courier"/>
    </style:style>
    <style:style style:name="P12" style:family="paragraph" style:parent-style-name="Standard">
      <style:text-properties style:font-name="Courier" fo:font-weight="normal" style:font-weight-asian="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font-name="Bitstream Vera Serif" fo:font-style="normal" style:font-style-asian="normal" style:font-style-complex="normal"/>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List_20_Heading">
      <style:paragraph-properties fo:margin-left="0.3937in" fo:margin-right="0.3937in" fo:margin-top="0in" fo:margin-bottom="0.1965in" fo:text-indent="0in" style:auto-text-indent="false"/>
    </style:style>
    <style:style style:name="P18" style:family="paragraph" style:parent-style-name="List_20_Contents">
      <style:paragraph-properties fo:margin-left="0.7874in" fo:margin-right="0.3937in" fo:margin-top="0in" fo:margin-bottom="0.1965in" fo:text-indent="0in" style:auto-text-indent="false"/>
    </style:style>
    <style:style style:name="P19" style:family="paragraph" style:parent-style-name="Standard">
      <style:paragraph-properties fo:margin-left="0.4925in" fo:margin-right="0in" fo:text-indent="0in" style:auto-text-indent="false"/>
    </style:style>
    <style:style style:name="P20" style:family="paragraph" style:parent-style-name="Standard">
      <style:paragraph-properties fo:margin-left="0.4925in" fo:margin-right="0in" fo:text-indent="0in" style:auto-text-indent="false"/>
      <style:text-properties style:font-name="Courier"/>
    </style:style>
    <style:style style:name="P21" style:family="paragraph" style:parent-style-name="Standard">
      <style:paragraph-properties fo:margin-left="0.4925in" fo:margin-right="0in" fo:text-indent="0in" style:auto-text-indent="false"/>
      <style:text-properties style:font-name="Bitstream Vera Serif"/>
    </style:style>
    <style:style style:name="P22" style:family="paragraph" style:parent-style-name="Standard">
      <style:paragraph-properties fo:margin-left="0.4925in" fo:margin-right="0in" fo:text-indent="0in" style:auto-text-indent="false"/>
      <style:text-properties fo:font-style="normal" style:font-style-asian="normal" style:font-style-complex="normal"/>
    </style:style>
    <style:style style:name="P23" style:family="paragraph" style:parent-style-name="Preformatted_20_Text">
      <style:paragraph-properties fo:margin-left="0.4925in" fo:margin-right="0in" fo:text-indent="0in" style:auto-text-indent="false"/>
      <style:text-properties style:font-name="Courier"/>
    </style:style>
    <style:style style:name="P24" style:family="paragraph" style:parent-style-name="Preformatted_20_Text">
      <style:paragraph-properties fo:margin-left="0.4925in" fo:margin-right="0in" fo:margin-top="0in" fo:margin-bottom="0.1965in" fo:text-indent="0in" style:auto-text-indent="false"/>
      <style:text-properties style:font-name="Courier"/>
    </style:style>
    <style:style style:name="P25" style:family="paragraph" style:parent-style-name="Standard">
      <style:paragraph-properties fo:margin-left="0.4925in" fo:margin-right="0in" fo:margin-top="0in" fo:margin-bottom="0.1965in" fo:text-indent="0in" style:auto-text-indent="false"/>
      <style:text-properties style:font-name="Courier"/>
    </style:style>
    <style:style style:name="P26" style:family="paragraph" style:parent-style-name="Standard">
      <style:paragraph-properties fo:margin-left="0.4925in" fo:margin-right="0in" fo:margin-top="0in" fo:margin-bottom="0.1965in" fo:text-indent="0in" style:auto-text-indent="false"/>
      <style:text-properties style:font-name="Bitstream Vera Serif"/>
    </style:style>
    <style:style style:name="P27"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8"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29"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0" style:family="paragraph" style:parent-style-name="Text_20_body">
      <style:paragraph-properties fo:margin-left="0.4925in" fo:margin-right="0in" fo:text-indent="0in" style:auto-text-indent="false"/>
      <style:text-properties style:font-name="Courier"/>
    </style:style>
    <style:style style:name="P31"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32" style:family="paragraph" style:parent-style-name="Standard">
      <style:paragraph-properties fo:margin-left="0.9846in" fo:margin-right="0in" fo:text-indent="0in" style:auto-text-indent="false"/>
    </style:style>
    <style:style style:name="P33" style:family="paragraph" style:parent-style-name="Standard">
      <style:paragraph-properties fo:margin-left="0.9846in" fo:margin-right="0in" fo:text-indent="0in" style:auto-text-indent="false"/>
      <style:text-properties style:font-name="Courier"/>
    </style:style>
    <style:style style:name="P34" style:family="paragraph" style:parent-style-name="List_20_Contents">
      <style:paragraph-properties fo:margin-left="0in" fo:margin-right="0.3937in" fo:margin-top="0in" fo:margin-bottom="0.1965in" fo:text-indent="0in" style:auto-text-indent="false"/>
    </style:style>
    <style:style style:name="P35" style:family="paragraph" style:parent-style-name="Text_20_body">
      <style:text-properties style:font-name="Courier"/>
    </style:style>
    <style:style style:name="P36" style:family="paragraph" style:parent-style-name="Text_20_body">
      <style:text-properties style:font-name="Bitstream Vera Serif"/>
    </style:style>
    <style:style style:name="P37" style:family="paragraph" style:parent-style-name="Text_20_body">
      <style:text-properties style:font-name="Bitstream Vera San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42"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43" style:family="paragraph" style:parent-style-name="Text_20_body" style:list-style-name="L1"/>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1">
      <style:paragraph-properties fo:margin-top="0in" fo:margin-bottom="0in"/>
    </style:style>
    <style:style style:name="P56" style:family="paragraph" style:parent-style-name="Text_20_body" style:list-style-name="L1">
      <style:paragraph-properties fo:margin-top="0in" fo:margin-bottom="0in"/>
    </style:style>
    <style:style style:name="P57" style:family="paragraph" style:parent-style-name="Text_20_body" style:list-style-name="L1">
      <style:paragraph-properties fo:margin-top="0in" fo:margin-bottom="0in"/>
    </style:style>
    <style:style style:name="P58" style:family="paragraph" style:parent-style-name="Text_20_body" style:list-style-name="L6">
      <style:paragraph-properties fo:margin-left="-0.4925in" fo:margin-right="0in" fo:margin-top="0in" fo:margin-bottom="0in" fo:text-indent="0in" style:auto-text-indent="false"/>
      <style:text-properties fo:font-style="normal" style:font-style-asian="normal" style:font-style-complex="normal"/>
    </style:style>
    <style:style style:name="P59"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60" style:family="paragraph" style:parent-style-name="Text_20_body" style:master-page-name="">
      <style:paragraph-properties fo:margin-left="0in" fo:margin-right="0in" fo:margin-top="0in" fo:margin-bottom="0in" fo:text-indent="0in" style:auto-text-indent="false" style:page-number="auto"/>
      <style:text-properties style:font-name="Courier" fo:font-style="normal" fo:font-weight="normal" style:font-style-asian="normal" style:font-weight-asian="normal" style:font-style-complex="normal" style:font-weight-complex="normal"/>
    </style:style>
    <style:style style:name="P61" style:family="paragraph" style:parent-style-name="Text_20_body" style:master-page-name="">
      <style:paragraph-properties style:page-number="auto" fo:keep-with-next="always"/>
    </style:style>
    <style:style style:name="P62" style:family="paragraph" style:parent-style-name="Text_20_body">
      <style:paragraph-properties fo:margin-left="0.4925in" fo:margin-right="0in" fo:text-indent="0in" style:auto-text-indent="false"/>
      <style:text-properties style:font-name="Courier"/>
    </style:style>
    <style:style style:name="P63" style:family="paragraph" style:parent-style-name="List_20_Contents" style:list-style-name="L4">
      <style:paragraph-properties fo:margin-left="0in" fo:margin-right="0.3937in" fo:margin-top="0in" fo:margin-bottom="0.1965in" fo:text-indent="0in" style:auto-text-indent="false"/>
    </style:style>
    <style:style style:name="P64" style:family="paragraph" style:parent-style-name="List_20_Contents" style:list-style-name="L4">
      <style:paragraph-properties fo:margin-left="0in" fo:margin-right="0.3937in" fo:margin-top="0in" fo:margin-bottom="0.1965in" fo:text-indent="0in" style:auto-text-indent="false"/>
    </style:style>
    <style:style style:name="P65" style:family="paragraph" style:parent-style-name="Standard" style:list-style-name="L2"/>
    <style:style style:name="P66" style:family="paragraph" style:parent-style-name="Standard" style:list-style-name="L2"/>
    <style:style style:name="P67" style:family="paragraph" style:parent-style-name="Standard">
      <style:paragraph-properties fo:margin-left="0.4925in" fo:margin-right="0in" fo:margin-top="0in" fo:margin-bottom="0.1965in" fo:text-indent="0in" style:auto-text-indent="false"/>
      <style:text-properties style:font-name="Courier"/>
    </style:style>
    <style:style style:name="T1" style:family="text">
      <style:text-properties style:font-name="Bitstream Vera Serif"/>
    </style:style>
    <style:style style:name="T2" style:family="text">
      <style:text-properties style:font-name="Courier"/>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igh Availability Setup Guide</text:p>
      <text:p text:style-name="Standard"/>
      <text:p text:style-name="P9">Revised: <text:date style:data-style-name="N84" text:date-value="2008-03-11T10:03:10">2008-03-11</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1</text:p>
          <text:p text:style-name="P39">Hardware<text:tab/>1</text:p>
          <text:p text:style-name="P39">Select Server Names and Addresses<text:tab/>1</text:p>
          <text:p text:style-name="P38">Installation<text:tab/>1</text:p>
          <text:p text:style-name="P39">Install Master Server<text:tab/>1</text:p>
          <text:p text:style-name="P39">Configure DNS<text:tab/>1</text:p>
          <text:p text:style-name="P40">Example DNS Configuration<text:tab/>1</text:p>
          <text:p text:style-name="P39">Create TLS/SSL Certificates<text:tab/>1</text:p>
          <text:p text:style-name="P39">Install the Distributed Server<text:tab/>1</text:p>
          <text:p text:style-name="P38">Modify Configurations<text:tab/>1</text:p>
          <text:p text:style-name="P39">Disable non-replicated services on the Distributed Server<text:tab/>1</text:p>
          <text:p text:style-name="P39">Configure routing for non-replicated services on the Distributed Server<text:tab/>1</text:p>
          <text:p text:style-name="P39">Configure the Master Server to manage the Distributed Server<text:tab/>1</text:p>
          <text:p text:style-name="P39">Configure registry synchronization on both servers<text:tab/>1</text:p>
          <text:p text:style-name="P39">Modify routing for redundant services on both servers<text:tab/>1</text:p>
          <text:p text:style-name="P39">Check that the domain and realm are the same on both servers<text:tab/>1</text:p>
          <text:p text:style-name="P39">Call Resolver High Availability (HA) setup<text:tab/>1</text:p>
          <text:p text:style-name="P40">Call Resolver setup on the Master Server<text:tab/>1</text:p>
          <text:p text:style-name="P40">Distributed Server setup<text:tab/>1</text:p>
          <text:p text:style-name="P38">Setup Complete<text:tab/>1</text:p>
        </text:index-body>
      </text:table-of-content>
      <text:p text:style-name="P9"/>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55">one Master Server running the full set of services.</text:p>
        </text:list-item>
        <text:list-item>
          <text:p text:style-name="P55">one Distributed Server running: </text:p>
          <text:list>
            <text:list-item>
              <text:p text:style-name="P55">proxy (sipXproxy)</text:p>
            </text:list-item>
            <text:list-item>
              <text:p text:style-name="P43">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65"><text:span text:style-name="T2">sipx1.example.com</text:span> for the Master Server</text:p>
        </text:list-item>
        <text:list-item>
          <text:p text:style-name="P65"><text:span text:style-name="T2">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44">Install the Master Server</text:p>
        </text:list-item>
        <text:list-item>
          <text:p text:style-name="P44">Configure DNS</text:p>
        </text:list-item>
        <text:list-item>
          <text:p text:style-name="P44">Create TLS/SSL certificates</text:p>
        </text:list-item>
        <text:list-item>
          <text:p text:style-name="P44">Install the Distributed Server</text:p>
        </text:list-item>
        <text:list-item>
          <text:p text:style-name="P44">Modify Configurations</text:p>
        </text:list-item>
      </text:list>
      <text:p text:style-name="Text_20_body">Each of these steps is detailed below.</text:p>
      <text:h text:style-name="Heading_20_2" text:outline-level="2"/>
      <text:h text:style-name="P15"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17">domain </text:p>
      <text:p text:style-name="P18">The domain record maps the SIP domain name to the proxy host names. </text:p>
      <text:p text:style-name="P17">registrar </text:p>
      <text:p text:style-name="P18">In an HA configuration, each proxy is configured to use a registry service name that is <text:s/>mapped first to the registrar instance on the same Server, and then falls back to the registrar instance on the other Server .</text:p>
      <text:p text:style-name="Standard">To generate all the DNS records needed for your installation, use the <text:span text:style-name="T2">sipx-dns</text:span> command on the Master Server; log in to the server, and execute:</text:p>
      <text:p text:style-name="Standard"/>
      <text:p text:style-name="P20">sipx-dns <text:span text:style-name="T5">sip-domain server-name</text:span>/server-<text:span text:style-name="T5">ip server-name</text:span>/server-<text:span text:style-name="T5">ip</text:span></text:p>
      <text:p text:style-name="Standard"/>
      <text:p text:style-name="Standard">substituting your names and IP addresses:</text:p>
      <text:p text:style-name="Standard"/>
      <text:p text:style-name="P19">sip-domain <text:s text:c="2"/></text:p>
      <text:p text:style-name="P32">Is the domain that will be used as the domain part of your SIP addresses. <text:s/>Typically, this will be your top level domain name (example.com).</text:p>
      <text:p text:style-name="Standard"/>
      <text:p text:style-name="P19">server-name/server-ip</text:p>
      <text:p text:style-name="P32">This is the fully qualified name and IP address of each sipXpbx server in your domain, separated by a ‘/’ character.</text:p>
      <text:p text:style-name="Standard"/>
      <text:p text:style-name="Standard">The output of the <text:span text:style-name="T2">sipx-dns</text:span> command is suitable for use in a zone file for the BIND nameserver (Linux <text:span text:style-name="T2">named</text:span>).</text:p>
      <text:h text:style-name="Heading_20_3" text:outline-level="3"/>
      <text:h text:style-name="P16" text:outline-level="3">Example DNS Configuration</text:h>
      <text:p text:style-name="Text_20_body">For the example HA configuration, the DNS records can be generated by:</text:p>
      <text:p text:style-name="Standard"/>
      <text:p text:style-name="P20">sipx-dns example.com sipx1.example.com/10.1.1.50 sipx2.example.com/10.1.2.50</text:p>
      <text:p text:style-name="P10"/>
      <text:p text:style-name="P10">the output generated is:</text:p>
      <text:p text:style-name="P10"/>
      <text:p text:style-name="P12">;;;;;;;;;;;;;;;;;;;;;;;;;;;;;;;;;;;;;;;;;;;;;;;;;;;;;;;;;;;;;;;;</text:p>
      <text:p text:style-name="P12">; sipX Servers for SIP domain 'example.com'</text:p>
      <text:p text:style-name="P12">;;;;;;;;;;;;;;;;;;;;;;;;;;;;;;;;;;;;;;;;;;;;;;;;;;;;;;;;;;;;;;;;</text:p>
      <text:p text:style-name="P12">sipx1.example.com. <text:s text:c="5"/>IN <text:s text:c="5"/>A <text:s text:c="3"/>10.1.1.50</text:p>
      <text:p text:style-name="P12">sipx2.example.com. <text:s text:c="5"/>IN <text:s text:c="5"/>A <text:s text:c="3"/>10.1.2.50</text:p>
      <text:p text:style-name="P12"/>
      <text:p text:style-name="P12">example.com. <text:s text:c="11"/>IN <text:s text:c="5"/>NAPTR <text:s text:c="2"/>2 0 "s" "SIP+D2T" "" _sip._tcp.example.com.</text:p>
      <text:p text:style-name="P12">example.com. <text:s text:c="11"/>IN <text:s text:c="5"/>NAPTR <text:s text:c="2"/>2 0 "s" "SIP+D2U" "" _sip._udp.example.com.</text:p>
      <text:p text:style-name="P12"/>
      <text:p text:style-name="P12">_sip._tcp.example.com. <text:s/>IN <text:s text:c="5"/>SRV <text:s/>1 0 5060 sipx1.example.com.</text:p>
      <text:p text:style-name="P12">_sip._tcp.example.com. <text:s/>IN <text:s text:c="5"/>SRV <text:s/>1 0 5060 sipx2.example.com.</text:p>
      <text:p text:style-name="P12">_sip._udp.example.com. <text:s/>IN <text:s text:c="5"/>SRV <text:s/>1 0 5060 sipx1.example.com.</text:p>
      <text:p text:style-name="P12">_sip._udp.example.com. <text:s/>IN <text:s text:c="5"/>SRV <text:s/>1 0 5060 sipx2.example.com.</text:p>
      <text:p text:style-name="P12"/>
      <text:p text:style-name="P12">; sipx1.example.com routing for registry/redirect service</text:p>
      <text:p text:style-name="P12">_sip._tcp.rr.sipx1.example.com. IN <text:s text:c="2"/>SRV <text:s text:c="7"/>1 <text:s text:c="2"/>0 5070 sipx1.example.com.</text:p>
      <text:p text:style-name="P12">_sip._udp.rr.sipx1.example.com. IN <text:s text:c="2"/>SRV <text:s text:c="7"/>3 <text:s text:c="2"/>0 5070 sipx1.example.com.</text:p>
      <text:p text:style-name="P12">_sip._tcp.rr.sipx1.example.com. IN <text:s text:c="2"/>SRV <text:s text:c="7"/>2 100 5070 sipx2.example.com.</text:p>
      <text:p text:style-name="P12">_sip._udp.rr.sipx1.example.com. IN <text:s text:c="2"/>SRV <text:s text:c="7"/>4 100 5070 sipx2.example.com.</text:p>
      <text:p text:style-name="P12"/>
      <text:p text:style-name="P12">; sipx2.example.com routing for registry/redirect service</text:p>
      <text:p text:style-name="P12">_sip._tcp.rr.sipx2.example.com. IN <text:s text:c="2"/>SRV <text:s text:c="7"/>1 <text:s text:c="2"/>0 5070 sipx2.example.com.</text:p>
      <text:p text:style-name="P12">_sip._udp.rr.sipx2.example.com. IN <text:s text:c="2"/>SRV <text:s text:c="7"/>3 <text:s text:c="2"/>0 5070 sipx2.example.com.</text:p>
      <text:p text:style-name="P12">_sip._tcp.rr.sipx2.example.com. IN <text:s text:c="2"/>SRV <text:s text:c="7"/>2 100 5070 sipx1.example.com.</text:p>
      <text:p text:style-name="P12">_sip._udp.rr.sipx2.example.com. IN <text:s text:c="2"/>SRV <text:s text:c="7"/>4 100 5070 sipx1.example.com.</text:p>
      <text:p text:style-name="P12"/>
      <text:p text:style-name="P12">;;;;;;;;;;;;;;;;;;;;;;;;;;;;;;;;;;;;;;;;;;;;;;;;;;;;;;;;;;;;;;;;</text:p>
      <text:p text:style-name="Standard"/>
      <text:h text:style-name="P15" text:outline-level="2">Create TLS/SSL Certificates</text:h>
      <text:p text:style-name="P34">The synchronization of the replicated services in an HA configuration is secured by TLS, and requires that:</text:p>
      <text:list text:style-name="L4">
        <text:list-item>
          <text:p text:style-name="P63">the certificates for each system are signed by an authority trusted by each system.</text:p>
        </text:list-item>
        <text:list-item>
          <text:p text:style-name="P63">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9"/>
      <text:p text:style-name="P23">mkdir $HOME/sslkeys</text:p>
      <text:p text:style-name="P24">cd $HOME/sslkeys<text:line-break/>/usr/bin/ssl-cert/gen-ssl-keys.sh</text:p>
      <text:p text:style-name="P21">answer the questions, providing the name of your domain and the Master Server.</text:p>
      <text:p text:style-name="P21"/>
      <text:p text:style-name="Standard">To create a compatible certificate for the Distributed Server, in that same directory execute:</text:p>
      <text:p text:style-name="P11"/>
      <text:p text:style-name="P25">/usr/bin/ssl-cert/gen-ssl-keys.sh --csr</text:p>
      <text:p text:style-name="P26">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5">/usr/bin/ssl-cert/gen-ssl-keys.sh --sign <text:span text:style-name="T5">dist-server</text:span><text:span text:style-name="T6">.csr</text:span></text:p>
      <text:p text:style-name="P21">The above will produce the files:</text:p>
      <text:p text:style-name="P33"><text:span text:style-name="T5">dist-server</text:span>.key<text:line-break/><text:span text:style-name="T5">dist-server</text:span>.crt</text:p>
      <text:p text:style-name="P33"><text:span text:style-name="T5">caname</text:span>.crt</text:p>
      <text:p text:style-name="P21">where <text:span text:style-name="T3">dist-server</text:span> is the name you provided for the Distributed Server, and <text:span text:style-name="T3">caname</text:span> is the name you provided for the Certificate Authority. <text:s/>These three files must be copied to the Distributed Server when it is installed (see below).</text:p>
      <text:p text:style-name="P21"/>
      <text:p text:style-name="P3">Install the certificates and key for the Master Server by running the following as root in that directory:</text:p>
      <text:p text:style-name="P21"/>
      <text:p text:style-name="P20">/usr/bin/ssl-cert/install-cert.sh</text:p>
      <text:h text:style-name="Heading_20_2" text:outline-level="2"/>
      <text:h text:style-name="P15" text:outline-level="2">Install the Distributed Server</text:h>
      <text:p text:style-name="P13">Install the sipXpbx software on the Distributed Server normally. <text:s text:c="2"/>When you reach the step of generating the TLS/SSL certificate, rather than generating new certificates, copy <text:span text:style-name="T1">the files:</text:span></text:p>
      <text:p text:style-name="P14"/>
      <text:p text:style-name="P19"><text:span text:style-name="T3">dist-server</text:span><text:span text:style-name="T2">.key<text:line-break/></text:span><text:span text:style-name="T3">dist-server</text:span><text:span text:style-name="T2">.crt</text:span></text:p>
      <text:p text:style-name="P22"><text:span text:style-name="T3">caname</text:span><text:span text:style-name="T2">.crt</text:span> <text:s/></text:p>
      <text:p text:style-name="P22"/>
      <text:p text:style-name="P13">that you created on the Master Server to the Distributed Server and execute the following as root in the directory:</text:p>
      <text:p text:style-name="P21"/>
      <text:p text:style-name="P20">/usr/bin/ssl-cert/install-cert.sh</text:p>
      <text:p text:style-name="Standard"/>
      <text:p text:style-name="Standard">When the installation is finished, log in to the servers to modify configurations.</text:p>
      <text:h text:style-name="Heading_20_1" text:outline-level="1">Modify Configurations</text:h>
      <text:p text:style-name="Text_20_body">There are <text:span text:style-name="T7">5 sets of</text:span> changes to be made to the configurations:</text:p>
      <text:list text:style-name="L5">
        <text:list-item>
          <text:p text:style-name="P49">Disable non-replicated services on the Distributed Server.</text:p>
        </text:list-item>
        <text:list-item>
          <text:p text:style-name="P49">Configure routing for non-replicated services on the Distributed Server</text:p>
        </text:list-item>
        <text:list-item>
          <text:p text:style-name="P49">Configure the Master Server to manage the Distributed Server.</text:p>
        </text:list-item>
        <text:list-item>
          <text:p text:style-name="P49">Configure registry synchronization on both servers.</text:p>
        </text:list-item>
        <text:list-item>
          <text:p text:style-name="P49">Configure routing for redundant services on both servers.</text:p>
        </text:list-item>
        <text:list-item>
          <text:p text:style-name="P49">Check that the realm is the same on both servers</text:p>
        </text:list-item>
      </text:list>
      <text:h text:style-name="Heading_20_2" text:outline-level="2">Disable non-replicated services on the Distributed Server</text:h>
      <text:p text:style-name="Text_20_body">The Distributed Server runs only three services:</text:p>
      <text:list text:style-name="L6">
        <text:list-item>
          <text:list>
            <text:list-item>
              <text:p text:style-name="P58">registrar/redirect service (sipregistrar)</text:p>
            </text:list-item>
          </text:list>
        </text:list-item>
      </text:list>
      <text:list text:style-name="L7">
        <text:list-item>
          <text:list>
            <text:list-item>
              <text:p text:style-name="P59">proxy (sipXproxy)</text:p>
            </text:list-item>
          </text:list>
        </text:list-item>
      </text:list>
      <text:p text:style-name="P4"/>
      <text:p text:style-name="P4">To disable the other services, changes are needed in the process definition files; these are found in the <text:span text:style-name="T2">/etc/sipxpbx/process.d</text:span><text:span text:style-name="T1"> directory. <text:s/>There are 3 files in that directory that should be left unmodified</text:span>:</text:p>
      <text:p text:style-name="P5"/>
      <text:p text:style-name="P27">sipXproxy.process.xml</text:p>
      <text:p text:style-name="P27">sipregistrar.process.xml</text:p>
      <text:p text:style-name="P28"/>
      <text:p text:style-name="P4">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29"/>
      <text:p text:style-name="P27">sipstatus.process.xml</text:p>
      <text:p text:style-name="P27">sipxacd.process.xml</text:p>
      <text:p text:style-name="P27">sipxconfig.process.xml</text:p>
      <text:p text:style-name="P27">sipxpark.process.xml</text:p>
      <text:p text:style-name="P27">sipxpresence.process.xml</text:p>
      <text:p text:style-name="P27">sipXvxml.process.xml</text:p>
      <text:p text:style-name="P27">sipxconfig-agent.process.xml</text:p>
      <text:p text:style-name="P27">sipxpage.process.xml</text:p>
      <text:p text:style-name="P27">sipxrls.process.xml</text:p>
      <text:p text:style-name="P27">sipxcallresolver.process.xml</text:p>
      <text:p text:style-name="P5"/>
      <text:p text:style-name="P4">Edit each of the above files <text:span text:style-name="T8">on the Distributed Server. Each has an entry like this one:</text:span></text:p>
      <text:p text:style-name="P2"/>
      <text:p text:style-name="P60">&lt;?xml version="1.0"?&gt;</text:p>
      <text:p text:style-name="P6">&lt;<text:span text:style-name="T9">watchdog-process</text:span> <text:span text:style-name="T10">enable=”true”</text:span> xmlns="<text:a xlink:type="simple" xlink:href="http://www.sipfoundry.org/sipX/schema/xml/watchdogprocess-00-00">http://www.sipfoundry.org/sipX/schema/xml/watchdogprocess-00-01</text:a>"&gt;</text:p>
      <text:p text:style-name="P6">...</text:p>
      <text:p text:style-name="P6">&lt;/watchdog-process&gt;</text:p>
      <text:p text:style-name="P6"/>
      <text:p text:style-name="P2">Modify the attribute to the top level <text:span text:style-name="T2">watchdog-process</text:span> element <text:span text:style-name="T1">named “</text:span><text:span text:style-name="T2">enable</text:span><text:span text:style-name="T1">” and set it to “</text:span><text:span text:style-name="T2">false</text:span><text:span text:style-name="T1">”, like this:</text:span></text:p>
      <text:p text:style-name="P6">&lt;<text:span text:style-name="T9">watchdog-process</text:span> <text:span text:style-name="T10">enable=”false”</text:span> xmlns="<text:a xlink:type="simple" xlink:href="http://www.sipfoundry.org/sipX/schema/xml/watchdogprocess-00-00">http://www.sipfoundry.org/sipX/schema/xml/watchdogprocess-00-01</text:a>"&gt;</text:p>
      <text:p text:style-name="P6">...</text:p>
      <text:p text:style-name="P6">&lt;/watchdog-process&gt;</text:p>
      <text:p text:style-name="P6"/>
      <text:p text:style-name="P2">Save the file, and then run the following command for each <text:s/>to check that the file is still valid (again, nothing printed means ok):</text:p>
      <text:p text:style-name="P31">sipx-validate-xml /etc/sipxpbx/process.d/<text:span text:style-name="T5">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2" text:outline-level="2">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30">CONFIG_SERVER_ADDR=${MY_IP_ADDR}</text:p>
      <text:p text:style-name="P30">MEDIA_SERVER_ADDR=${MY_IP_ADDR}</text:p>
      <text:p text:style-name="P30">STATUS_SERVER_ADDR=${MY_IP_ADDR}</text:p>
      <text:p text:style-name="P30">VOICEMAIL_SERVER_ADDR=${MY_IP_ADDR}</text:p>
      <text:p text:style-name="P30">VOICEMAIL_SERVER_HOSTNAME=${MY_IP_ADDR}</text:p>
      <text:p text:style-name="P30">ORBIT_SERVER_ADDR=${MY_IP_ADDR}</text:p>
      <text:p text:style-name="P30">PRESENCE_SERVER_ADDR=${MY_IP_ADDR}</text:p>
      <text:p text:style-name="P30">CALLRESOLVER_AGENT_ADDR=${MY_IP_ADDR}</text:p>
      <text:p text:style-name="P30">CONFIG_SERVER_AGENT_ADDR=${MY_IP_ADDR}</text:p>
      <text:p text:style-name="P30">RLS_ADDR=${MY_IP_ADDR}</text:p>
      <text:p text:style-name="P30">PAGE_SERVER_ADDR=${MY_IP_ADDR}</text:p>
      <text:p text:style-name="Standard">on each of the above, replace <text:span text:style-name="T2">${MY_IP_ADDR}</text:span> with the fully qualified host name of your Master Server.</text:p>
      <text:p text:style-name="Standard"/>
      <text:h text:style-name="P15" text:outline-level="2">Configure the Master Server to manage the Distributed Server</text:h>
      <text:p text:style-name="Standard">On the Master Server, edit the file <text:span text:style-name="T2">/etc/sipxpbx/topology.xml.in</text:span>, which should look like:</text:p>
      <text:p text:style-name="Standard"/>
      <text:p text:style-name="P11">&lt;?xml version="1.0" ?&gt;</text:p>
      <text:p text:style-name="P11"/>
      <text:p text:style-name="P11">&lt;!-- This file defines the "topology" file that resides on the </text:p>
      <text:p text:style-name="P11"><text:s text:c="5"/>configuration server. <text:s/>This file acts as a registry/database for </text:p>
      <text:p text:style-name="P11"><text:s text:c="5"/>replication targets and remove process management agents --&gt;</text:p>
      <text:p text:style-name="P11"/>
      <text:p text:style-name="P11">&lt;!DOCTYPE topology [</text:p>
      <text:p text:style-name="P11"><text:s text:c="5"/>&lt;!ELEMENT topology (location+)&gt;</text:p>
      <text:p text:style-name="P11"><text:s text:c="5"/>&lt;!ELEMENT location (component+, replication_url, agent_url, sip_domain?)&gt;</text:p>
      <text:p text:style-name="P11"><text:s text:c="5"/>&lt;!ATTLIST location id CDATA #REQUIRED&gt;</text:p>
      <text:p text:style-name="P11"><text:s text:c="5"/>&lt;!ELEMENT component EMPTY&gt;</text:p>
      <text:p text:style-name="P11"><text:s text:c="5"/>&lt;!ATTLIST component id CDATA <text:s/>#REQUIRED&gt;</text:p>
      <text:p text:style-name="P11"><text:s text:c="5"/>&lt;!ATTLIST component type <text:s/>(media-server | config-server | comm-server) #REQUIRED&gt;</text:p>
      <text:p text:style-name="P11"><text:s text:c="5"/>&lt;!ELEMENT replication_url (#PCDATA)&gt;</text:p>
      <text:p text:style-name="P11"><text:s text:c="5"/>&lt;!ELEMENT agent_url (#PCDATA)&gt;</text:p>
      <text:p text:style-name="P11"><text:s text:c="5"/>&lt;!ELEMENT sip_domain (#PCDATA)&gt;</text:p>
      <text:p text:style-name="P11">]&gt;</text:p>
      <text:p text:style-name="P11"><text:s/></text:p>
      <text:p text:style-name="P11">&lt;topology&gt;</text:p>
      <text:p text:style-name="P11"><text:s text:c="3"/>&lt;location id="Config Server, Media Server and Comm Server"&gt;</text:p>
      <text:p text:style-name="P11"><text:s text:c="6"/>&lt;component id="MediaServer1" type="media-server" /&gt; <text:s text:c="8"/></text:p>
      <text:p text:style-name="P11"><text:s text:c="6"/>&lt;component id="CommServer1" <text:s/>type="comm-server" /&gt; <text:s text:c="8"/></text:p>
      <text:p text:style-name="P11"><text:s text:c="6"/>&lt;replication_url&gt;</text:p>
      <text:p text:style-name="P11"><text:s text:c="9"/>https://${MY_FULL_HOSTNAME}:${CONFIG_SERVER_HTTPS_PORT}/cgi-bin/replication/replication.cgi</text:p>
      <text:p text:style-name="P11"><text:s text:c="6"/>&lt;/replication_url&gt;</text:p>
      <text:p text:style-name="P11"><text:s text:c="6"/>&lt;agent_url&gt;</text:p>
      <text:p text:style-name="P11"><text:s text:c="9"/>https://${MY_FULL_HOSTNAME}:${WATCHDOG_SERVER_XMLRPC_PORT}/RPC2</text:p>
      <text:p text:style-name="P11"><text:s text:c="6"/>&lt;/agent_url&gt;</text:p>
      <text:p text:style-name="P11"><text:s text:c="3"/>&lt;/location&gt; <text:s text:c="5"/></text:p>
      <text:p text:style-name="P11"/>
      <text:p text:style-name="P11"><text:s text:c="3"/>&lt;!-- REMOVE THIS LINE TO ADD DISTRIBUTED SERVER </text:p>
      <text:p text:style-name="P11"><text:s text:c="3"/>&lt;location id="Distributed Comm Server"&gt;</text:p>
      <text:p text:style-name="P11"><text:s text:c="6"/>&lt;component id="CommServer2" <text:s/>type="comm-server" /&gt; <text:s text:c="8"/></text:p>
      <text:p text:style-name="P11"><text:s text:c="6"/>&lt;replication_url&gt;</text:p>
      <text:p text:style-name="P11"><text:s text:c="9"/>https://DISTRIBUTED_HOSTNAME:${CONFIG_SERVER_HTTPS_PORT}/cgi-bin/replication/replication.cgi</text:p>
      <text:p text:style-name="P11"><text:s text:c="6"/>&lt;/replication_url&gt;</text:p>
      <text:p text:style-name="P11"><text:s text:c="6"/>&lt;agent_url&gt;</text:p>
      <text:p text:style-name="P11"><text:s text:c="9"/>https://DISTRIBUTED_HOSTNAME:${WATCHDOG_SERVER_XMLRPC_PORT}/RPC2</text:p>
      <text:p text:style-name="P11"><text:s text:c="6"/>&lt;/agent_url&gt;</text:p>
      <text:p text:style-name="P11"><text:s text:c="3"/>&lt;/location&gt; <text:s text:c="2"/></text:p>
      <text:p text:style-name="P11"><text:s text:c="3"/>REMOVE THIS LINE TO ADD DISTRIBUTED SERVER --&gt;</text:p>
      <text:p text:style-name="P11">&lt;/topology&gt;</text:p>
      <text:p text:style-name="P1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11"><text:s text:c="3"/>&lt;!-- REMOVE THIS LINE TO ADD DISTRIBUTED SERVER</text:p>
      <text:p text:style-name="P11">and</text:p>
      <text:p text:style-name="P11"><text:s text:c="3"/>REMOVE THIS LINE TO ADD DISTRIBUTED SERVER --&gt;</text:p>
      <text:p text:style-name="P11"/>
      <text:p text:style-name="Text_20_body">and change each instance of ‘<text:span text:style-name="T2">DISTRIBUTED_HOSTNAME’</text:span><text:span text:style-name="T1"> to the full name of your Distributed Server.</text:span></text:p>
      <text:h text:style-name="Heading_20_2" text:outline-level="2">Configure registry synchronization on both servers</text:h>
      <text:p text:style-name="Text_20_body">On both the Master and Distributed Servers, edit the file /etc/sipxpbx/registrar-config.in ; at the bottom of the file, you will find a block of lines:</text:p>
      <text:p text:style-name="P35"># See HaSetup.pdf for how to use the following</text:p>
      <text:p text:style-name="P35">SIP_REGISTRAR_XMLRPC_PORT : 5077</text:p>
      <text:p text:style-name="P35">SIP_REGISTRAR_NAME : ${MY_FULL_HOSTNAME}</text:p>
      <text:p text:style-name="P35">SIP_REGISTRAR_SYNC_WITH : </text:p>
      <text:p text:style-name="P36">Change the last line to</text:p>
      <text:p text:style-name="P36"><text:span text:style-name="T2">SIP_REGISTRAR_SYNC_WITH : </text:span><text:span text:style-name="T3">MASTER_HOSTNAME</text:span><text:span text:style-name="T2">, </text:span><text:span text:style-name="T3">DISTRIBUTED_HOSTNAME</text:span><text:span text:style-name="T2"> </text:span></text:p>
      <text:p text:style-name="P36">using the fully qualified host names of your Master and Distributed Servers.</text:p>
      <text:h text:style-name="Heading_20_2" text:outline-level="2">Modify routing for redundant services on both servers</text:h>
      <text:p text:style-name="P36">On both the Master and Distributed Servers, edit the file <text:span text:style-name="T2">/etc/sipxpbx/config.defs</text:span></text:p>
      <text:p text:style-name="P36">Find the setting for:</text:p>
      <text:p text:style-name="P30">REGISTRAR_SERVER_SIP_SRV_OR_HOSTPORT</text:p>
      <text:p text:style-name="P36">and set it to:</text:p>
      <text:p text:style-name="P30">REGISTRAR_SERVER_SIP_SRV_OR_HOSTPORT=<text:span text:style-name="T11">rr.${MY_FULL_HOSTNAME}</text:span></text:p>
      <text:h text:style-name="P7" text:outline-level="3"/>
      <text:h text:style-name="P15" text:outline-level="2">Check that the domain and realm are the same on both servers</text:h>
      <text:p text:style-name="P1">In <text:span text:style-name="T2">/etc/sipxpbx/config.defs</text:span> there are two configuration assignments:</text:p>
      <text:p text:style-name="P30">SIPXCHANGE_DOMAIN_NAME=`hostname -f`</text:p>
      <text:p text:style-name="P30">SIPXCHANGE_REALM=`hostname -d`</text:p>
      <text:p text:style-name="P1">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siest way to ensure this is to remove the hostname commands (including the left-quote characters) and replace them with a string of your choice like:</text:p>
      <text:p text:style-name="P3"/>
      <text:p text:style-name="P30">SIPXCHANGE_DOMAIN_NAME=”example.com”</text:p>
      <text:p text:style-name="P30">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p text:style-name="Text_20_body">On both the Master and Distributed Servers, edit the file /etc/sipxpbx/config.defs ; <text:s/>you will find a block of lines: </text:p>
      <text:p text:style-name="P30">MASTER_HOSTNAME=<text:line-break/>DISTRIBUTED_HOSTNAME=</text:p>
      <text:p text:style-name="P37">Change them to </text:p>
      <text:p text:style-name="P30">MASTER_HOSTNAME=<text:span text:style-name="T5">MASTER_HOSTNAME</text:span></text:p>
      <text:p text:style-name="P30">DISTRIBUTED_HOSTNAME=<text:span text:style-name="T5">DISTRIBUTED_HOSTNAME</text:span> </text:p>
      <text:h text:style-name="Heading_20_2" text:outline-level="2">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6">of</text:span> the Certificate Authority file (<text:span text:style-name="T5">caname.crt</text:span> in the High Availability Setup Guide) is one of the configuration parameters needed by the Call Resolver.</text:p>
      <text:h text:style-name="Heading_20_3" text:outline-level="3">Call Resolver setup on the Master Server</text:h>
      <text:p text:style-name="P61">Two configuration parameters in /etc/sipxpbx/callresolver-config.in have to be added to enable the Call Resolver to establish SSL connections to distributed databases :</text:p>
      <text:p text:style-name="P41">SIP_CALLRESOLVER_CSE_HOSTS : {comma-delimited list of host names and port numbers}</text:p>
      <text:p text:style-name="P42">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42">SIP_CALLRESOLVER_CSE_HOSTS : localhost, distrib.example.com:5433</text:p>
      <text:p text:style-name="P42">SIP_CALLRESOLVER_CSE_CA : ca.example.com.crt</text:p>
      <text:p text:style-name="Text_20_body">More than one Distributed Server can be specified. <text:s/></text:p>
      <text:p text:style-name="P42">SIP_CALLRESOLVER_CSE_HOSTS : localhost, distrib1.example.com:5433, distrib2.example.com:5434</text:p>
      <text:p text:style-name="P42">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3" text:outline-level="3">Distributed Server setup</text:h>
      <text:p text:style-name="Text_20_body">Because the web UI can only configure proxies on the Master Server the configuration files on the Distributed server need to be edited manually. To enable call state event logging manually edit the file /etc/sipxpbx/sipXproxy-config.in to include the line</text:p>
      <text:p text:style-name="P42">SIPX_PROXY_CALL_STATE_DB : ${CALLRESOLVER_CALL_STATE_DB}</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42">sipxha-distrib.sh --setup ca.example.com.crt</text:p>
      <text:p text:style-name="Text_20_body">and the Distributed Server should be set up to accept SSL connections to its database.</text:p>
      <text:h text:style-name="Heading_20_1" text:outline-level="1">Setup Complete</text:h>
      <text:p text:style-name="Text_20_body">Your HA setup is now complete.</text:p>
      <text:p text:style-name="Standard">When your system starts, you should see lines like these near the beginning of the /var/log/sipxpbx/sipregistrar.log file (it’s easier to read if you use the syslogviewer command):</text:p>
      <text:p text:style-name="Standard"/>
      <text:p text:style-name="P11"># syslogviewer -i &lt; /var/log/sipxpbx/sipregistrar.log</text:p>
      <text:p text:style-name="P11">2006-02-23T22:31:53.540094Z"</text:p>
      <text:p text:style-name="P11"><text:s text:c="3"/>:3:SIP:NOTICE:sipx1.example.com::00000000:SipRegistrar:</text:p>
      <text:p text:style-name="P11"><text:s text:c="3"/>SipRegistrar &gt;&gt;&gt;&gt;&gt;&gt;&gt;&gt;&gt;&gt;&gt;&gt;&gt;&gt;&gt;&gt; STARTED</text:p>
      <text:p text:style-name="P11">2006-02-23T22:31:53.542391Z"</text:p>
      <text:p text:style-name="P11"><text:s text:c="3"/>:19:SIP:NOTICE:sipx1.example.com::00000000:SipRegistrar:</text:p>
      <text:p text:style-name="P11"><text:s text:c="3"/>SipRegistrar::configurePeers: sipx2.example.com</text:p>
      <text:p text:style-name="P11">2006-02-2006-02-23T22:31:53.777835Z"</text:p>
      <text:p text:style-name="P11"><text:s text:c="3"/>:95:SIP:NOTICE:sipx1.example.com::B6BF5BB0:SipRegistrar:</text:p>
      <text:p text:style-name="P1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alter Gillett</meta:initial-creator>
    <meta:creation-date>2006-01-22T19:07:32</meta:creation-date>
    <dc:creator>Scott Lawrence</dc:creator>
    <dc:date>2008-03-11T10:03:09</dc:date>
    <meta:editing-cycles>58</meta:editing-cycles>
    <meta:editing-duration>P2DT8H53M28S</meta:editing-duration>
    <meta:user-defined meta:name="Info 1"/>
    <meta:user-defined meta:name="Info 2"/>
    <meta:user-defined meta:name="Info 3"/>
    <meta:user-defined meta:name="Info 4"/>
    <meta:document-statistic meta:table-count="0" meta:image-count="0" meta:object-count="0" meta:page-count="1" meta:paragraph-count="279" meta:word-count="3032" meta:character-count="20039"/>
  </office:meta>
</office:document-meta>
</file>